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84b" officeooo:paragraph-rsid="001ff8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insert into employe values(101,'Peter',32,'NewYork',20000);</text:p>
      <text:p text:style-name="P1">ERROR 1146 (42S02): Table 'ASWIN.employe' doesn't exist</text:p>
      <text:p text:style-name="P1">mysql&gt; insert into employee values(101,'Peter',32,'NewYork',20000);</text:p>
      <text:p text:style-name="P1">Query OK, 1 row affected (0.10 sec)</text:p>
      <text:p text:style-name="P1"/>
      <text:p text:style-name="P1">mysql&gt; select * from employee;</text:p>
      <text:p text:style-name="P1">+--------+----------+---------+---------+--------+</text:p>
      <text:p text:style-name="P1">| emp_id | emp_name | emp_age | city <text:s text:c="3"/>| income |</text:p>
      <text:p text:style-name="P1">+--------+----------+---------+---------+--------+</text:p>
      <text:p text:style-name="P1">| <text:s text:c="3"/>101 | Peter <text:s text:c="3"/>| <text:s text:c="5"/>32 | NewYork | <text:s/>20000 |</text:p>
      <text:p text:style-name="P1">+--------+----------+---------+---------+--------+</text:p>
      <text:p text:style-name="P1">1 row in set (0.00 sec)</text:p>
      <text:p text:style-name="P1"/>
      <text:p text:style-name="P1">mysql&gt; insert into employee values(102,'Mark',32,'California',30000);</text:p>
      <text:p text:style-name="P1">Query OK, 1 row affected (0.03 sec)</text:p>
      <text:p text:style-name="P1"/>
      <text:p text:style-name="P1">mysql&gt; insert into employee values(102,'Mark',32,'California',30000);mysql&gt; </text:p>
      <text:p text:style-name="P1">Query OK, 1 row affected (0.04 sec)</text:p>
      <text:p text:style-name="P1"/>
      <text:p text:style-name="P1">mysql&gt; select * from employe;</text:p>
      <text:p text:style-name="P1">ERROR 1146 (42S02): Table 'ASWIN.employe' doesn't exist</text:p>
      <text:p text:style-name="P1">mysql&gt; select * from employee;</text:p>
      <text:p text:style-name="P1">+--------+----------+---------+------------+--------+</text:p>
      <text:p text:style-name="P1">| emp_id | emp_name | emp_age | city <text:s text:c="6"/>| income |</text:p>
      <text:p text:style-name="P1">+--------+----------+---------+------------+--------+</text:p>
      <text:p text:style-name="P1">| <text:s text:c="3"/>101 | Peter <text:s text:c="3"/>| <text:s text:c="5"/>32 | NewYork <text:s text:c="3"/>| <text:s/>20000 |</text:p>
      <text:p text:style-name="P1">| <text:s text:c="3"/>102 | Mark <text:s text:c="4"/>| <text:s text:c="5"/>32 | California | <text:s/>30000 |</text:p>
      <text:p text:style-name="P1">| <text:s text:c="3"/>102 | Mark <text:s text:c="4"/>| <text:s text:c="5"/>32 | California | <text:s/>30000 |</text:p>
      <text:p text:style-name="P1">+--------+----------+---------+------------+--------+</text:p>
      <text:p text:style-name="P1">3 rows in set (0.00 sec)</text:p>
      <text:p text:style-name="P1"/>
      <text:p text:style-name="P1">mysql&gt; delete from employee where emp_id=102;</text:p>
      <text:p text:style-name="P1">Query OK, 2 rows affected (0.08 sec)</text:p>
      <text:p text:style-name="P1"/>
      <text:p text:style-name="P1">mysql&gt; insert into employee values(102,'Mark',32,'California',30000);</text:p>
      <text:p text:style-name="P1">Query OK, 1 row affected (0.03 sec)</text:p>
      <text:p text:style-name="P1"/>
      <text:p text:style-name="P1">mysql&gt; insert into employee values(103,'Donald',40,'Arizona',100000);</text:p>
      <text:p text:style-name="P1">Query OK, 1 row affected (0.06 sec)</text:p>
      <text:p text:style-name="P1"/>
      <text:p text:style-name="P1">mysql&gt; insert into employee values(104,'Obama',35,'Florida',500000);</text:p>
      <text:p text:style-name="P1">Query OK, 1 row affected (0.04 sec)</text:p>
      <text:p text:style-name="P1"/>
      <text:p text:style-name="P1">mysql&gt; insert into employee values(105,'Linklon',32,'Georgia',250000);</text:p>
      <text:p text:style-name="P1">Query OK, 1 row affected (0.05 sec)</text:p>
      <text:p text:style-name="P1"/>
      <text:p text:style-name="P1">mysql&gt; insert into employee values(106,'Kane',45,'California',450000);</text:p>
      <text:p text:style-name="P1">Query OK, 1 row affected (0.03 sec)</text:p>
      <text:p text:style-name="P1"/>
      <text:p text:style-name="P1">mysql&gt; delete from employee where emp_id=106;</text:p>
      <text:p text:style-name="P1">Query OK, 1 row affected (0.04 sec)</text:p>
      <text:p text:style-name="P1"/>
      <text:p text:style-name="P1"><text:soft-page-break/>mysql&gt; insert into employee values(106,'Kane',45,'Alaska',450000);</text:p>
      <text:p text:style-name="P1">Query OK, 1 row affected (0.04 sec)</text:p>
      <text:p text:style-name="P1"/>
      <text:p text:style-name="P1">mysql&gt; insert into employee values(107,'Adam',35,'California',5000000); </text:p>
      <text:p text:style-name="P1">Query OK, 1 row affected (0.04 sec)</text:p>
      <text:p text:style-name="P1"/>
      <text:p text:style-name="P1">mysql&gt; insert into employee values(108,'Macculam',40,'Florida',350000);</text:p>
      <text:p text:style-name="P1">Query OK, 1 row affected (0.04 sec)</text:p>
      <text:p text:style-name="P1"/>
      <text:p text:style-name="P1">mysql&gt; insert into employee values(109,'Brayan',32,'Alaska',400000);Query OK, 1 row affected (0.04 sec)</text:p>
      <text:p text:style-name="P1"/>
      <text:p text:style-name="P1">mysql&gt; insert into employee values(110,'Stephen',40,'Arizona',600000);</text:p>
      <text:p text:style-name="P1">Query OK, 1 row affected (0.04 sec)</text:p>
      <text:p text:style-name="P1"/>
      <text:p text:style-name="P1">mysql&gt; insert into employee values(111,'Alexander',45,'California',70000);</text:p>
      <text:p text:style-name="P1">Query OK, 1 row affected (0.04 sec)</text:p>
      <text:p text:style-name="P1"/>
      <text:p text:style-name="P1">mysql&gt; select * from employee;</text:p>
      <text:p text:style-name="P1">+--------+-----------+---------+------------+---------+</text:p>
      <text:p text:style-name="P1">| emp_id | emp_name <text:s/>| emp_age | city <text:s text:c="6"/>| income <text:s/>|</text:p>
      <text:p text:style-name="P1">+--------+-----------+---------+------------+---------+</text:p>
      <text:p text:style-name="P1">| <text:s text:c="3"/>101 | Peter <text:s text:c="4"/>| <text:s text:c="5"/>32 | NewYork <text:s text:c="3"/>| <text:s text:c="2"/>20000 |</text:p>
      <text:p text:style-name="P1">| <text:s text:c="3"/>102 | Mark <text:s text:c="5"/>| <text:s text:c="5"/>32 | California | <text:s text:c="2"/>30000 |</text:p>
      <text:p text:style-name="P1">| <text:s text:c="3"/>103 | Donald <text:s text:c="3"/>| <text:s text:c="5"/>40 | Arizona <text:s text:c="3"/>| <text:s/>100000 |</text:p>
      <text:p text:style-name="P1">| <text:s text:c="3"/>104 | Obama <text:s text:c="4"/>| <text:s text:c="5"/>35 | Florida <text:s text:c="3"/>| <text:s/>500000 |</text:p>
      <text:p text:style-name="P1">| <text:s text:c="3"/>105 | Linklon <text:s text:c="2"/>| <text:s text:c="5"/>32 | Georgia <text:s text:c="3"/>| <text:s/>250000 |</text:p>
      <text:p text:style-name="P1">| <text:s text:c="3"/>106 | Kane <text:s text:c="5"/>| <text:s text:c="5"/>45 | Alaska <text:s text:c="4"/>| <text:s/>450000 |</text:p>
      <text:p text:style-name="P1">| <text:s text:c="3"/>107 | Adam <text:s text:c="5"/>| <text:s text:c="5"/>35 | California | 5000000 |</text:p>
      <text:p text:style-name="P1">| <text:s text:c="3"/>108 | Macculam <text:s/>| <text:s text:c="5"/>40 | Florida <text:s text:c="3"/>| <text:s/>350000 |</text:p>
      <text:p text:style-name="P1">| <text:s text:c="3"/>109 | Brayan <text:s text:c="3"/>| <text:s text:c="5"/>32 | Alaska <text:s text:c="4"/>| <text:s/>400000 |</text:p>
      <text:p text:style-name="P1">| <text:s text:c="3"/>110 | Stephen <text:s text:c="2"/>| <text:s text:c="5"/>40 | Arizona <text:s text:c="3"/>| <text:s/>600000 |</text:p>
      <text:p text:style-name="P1">| <text:s text:c="3"/>111 | Alexander | <text:s text:c="5"/>45 | California | <text:s text:c="2"/>70000 |</text:p>
      <text:p text:style-name="P1">+--------+-----------+---------+------------+---------+</text:p>
      <text:p text:style-name="P1">11 rows in set (0.00 sec)</text:p>
      <text:p text:style-name="P1"/>
      <text:p text:style-name="P1">mysql&gt; alter table employee add primary key(emp_id);</text:p>
      <text:p text:style-name="P1">Query OK, 0 rows affected (0.93 sec)</text:p>
      <text:p text:style-name="P1">Records: 0 <text:s/>Duplicates: 0 <text:s/>Warnings: 0</text:p>
      <text:p text:style-name="P1"/>
      <text:p text:style-name="P1">mysql&gt; select emp_name,city,income from employee where wmp</text:p>
      <text:p text:style-name="P1"><text:s text:c="4"/>-&gt; select emp_name,city,income from employee where emp_id in(select emp_id from employee);</text:p>
      <text:p text:style-name="P1">ERROR 1064 (42000): You have an error in your SQL syntax; check the manual that corresponds to your MySQL server version for the right syntax to use near 'select emp_name,city,income from employee where emp_id in(select emp_id from emp' at line 2</text:p>
      <text:p text:style-name="P1">mysql&gt; select emp_name,city,income from employee where emp_id in(select emp_id from employee);+-----------+------------+---------+</text:p>
      <text:p text:style-name="P1">| emp_name <text:s/>| city <text:s text:c="6"/>| income <text:s/>|</text:p>
      <text:p text:style-name="P1">+-----------+------------+---------+</text:p>
      <text:p text:style-name="P1">| Peter <text:s text:c="4"/>| NewYork <text:s text:c="3"/>| <text:s text:c="2"/>20000 |</text:p>
      <text:p text:style-name="P1">| Mark <text:s text:c="5"/>| California | <text:s text:c="2"/>30000 |</text:p>
      <text:p text:style-name="P1">| Donald <text:s text:c="3"/>| Arizona <text:s text:c="3"/>| <text:s/>100000 |</text:p>
      <text:p text:style-name="P1"><text:soft-page-break/>| Obama <text:s text:c="4"/>| Florida <text:s text:c="3"/>| <text:s/>500000 |</text:p>
      <text:p text:style-name="P1">| Linklon <text:s text:c="2"/>| Georgia <text:s text:c="3"/>| <text:s/>250000 |</text:p>
      <text:p text:style-name="P1">| Kane <text:s text:c="5"/>| Alaska <text:s text:c="4"/>| <text:s/>450000 |</text:p>
      <text:p text:style-name="P1">| Adam <text:s text:c="5"/>| California | 5000000 |</text:p>
      <text:p text:style-name="P1">| Macculam <text:s/>| Florida <text:s text:c="3"/>| <text:s/>350000 |</text:p>
      <text:p text:style-name="P1">| Brayan <text:s text:c="3"/>| Alaska <text:s text:c="4"/>| <text:s/>400000 |</text:p>
      <text:p text:style-name="P1">| Stephen <text:s text:c="2"/>| Arizona <text:s text:c="3"/>| <text:s/>600000 |</text:p>
      <text:p text:style-name="P1">| Alexander | California | <text:s text:c="2"/>70000 |</text:p>
      <text:p text:style-name="P1">+-----------+------------+---------+</text:p>
      <text:p text:style-name="P1">11 rows in set (0.02 sec)</text:p>
      <text:p text:style-name="P1"/>
      <text:p text:style-name="P1">mysql&gt; select * from employee where emp_id in(select emp)</text:p>
      <text:p text:style-name="P1"><text:s text:c="4"/>-&gt; ;</text:p>
      <text:p text:style-name="P1">ERROR 1054 (42S22): Unknown column 'emp' in 'field list'</text:p>
      <text:p text:style-name="P1">mysql&gt; select * from employee where emp_id in(select emp_id from employee where income&gt;350000);</text:p>
      <text:p text:style-name="P1">+--------+----------+---------+------------+---------+</text:p>
      <text:p text:style-name="P1">| emp_id | emp_name | emp_age | city <text:s text:c="6"/>| income <text:s/>|</text:p>
      <text:p text:style-name="P1">+--------+----------+---------+------------+---------+</text:p>
      <text:p text:style-name="P1">| <text:s text:c="3"/>104 | Obama <text:s text:c="3"/>| <text:s text:c="5"/>35 | Florida <text:s text:c="3"/>| <text:s/>500000 |</text:p>
      <text:p text:style-name="P1">| <text:s text:c="3"/>106 | Kane <text:s text:c="4"/>| <text:s text:c="5"/>45 | Alaska <text:s text:c="4"/>| <text:s/>450000 |</text:p>
      <text:p text:style-name="P1">| <text:s text:c="3"/>107 | Adam <text:s text:c="4"/>| <text:s text:c="5"/>35 | California | 5000000 |</text:p>
      <text:p text:style-name="P1">| <text:s text:c="3"/>109 | Brayan <text:s text:c="2"/>| <text:s text:c="5"/>32 | Alaska <text:s text:c="4"/>| <text:s/>400000 |</text:p>
      <text:p text:style-name="P1">| <text:s text:c="3"/>110 | Stephen <text:s/>| <text:s text:c="5"/>40 | Arizona <text:s text:c="3"/>| <text:s/>600000 |</text:p>
      <text:p text:style-name="P1">+--------+----------+---------+------------+---------+</text:p>
      <text:p text:style-name="P1">5 rows in set (0.00 sec)</text:p>
      <text:p text:style-name="P1"/>
      <text:p text:style-name="P1">mysql&gt; select emp_name,city,income from employees where income=(select</text:p>
      <text:p text:style-name="P1">max(income)from employee);</text:p>
      <text:p text:style-name="P1">ERROR 1146 (42S02): Table 'ASWIN.employees' doesn't exist</text:p>
      <text:p text:style-name="P1">mysql&gt; select emp_name,city,income from employee where income=(select max(income)from employee);</text:p>
      <text:p text:style-name="P1">+----------+------------+---------+</text:p>
      <text:p text:style-name="P1">| emp_name | city <text:s text:c="6"/>| income <text:s/>|</text:p>
      <text:p text:style-name="P1">+----------+------------+---------+</text:p>
      <text:p text:style-name="P1">| Adam <text:s text:c="4"/>| California | 5000000 |</text:p>
      <text:p text:style-name="P1">+----------+------------+---------+</text:p>
      <text:p text:style-name="P1">1 row in set (0.02 sec)</text:p>
      <text:p text:style-name="P1"/>
      <text:p text:style-name="P1">mysql&gt; create table sailors where(sid int,sname varchar(20),rating(5),age int);</text:p>
      <text:p text:style-name="P1">ERROR 1064 (42000): You have an error in your SQL syntax; check the manual that corresponds to your MySQL server version for the right syntax to use near 'where(sid int,sname varchar(20),rating(5),age int)' at line 1</text:p>
      <text:p text:style-name="P1">mysql&gt; create table sailors(sid int,sname varchar(20),rating(5),age int);</text:p>
      <text:p text:style-name="P1">ERROR 1064 (42000): You have an error in your SQL syntax; check the manual that corresponds to your MySQL server version for the right syntax to use near '(5),age int)' at line 1</text:p>
      <text:p text:style-name="P1">mysql&gt; create table sailors(sid int,sname varchar(20),rating int(5),age</text:p>
      <text:p text:style-name="P1"><text:s/>int);</text:p>
      <text:p text:style-name="P1">Query OK, 0 rows affected (0.30 sec)</text:p>
      <text:p text:style-name="P1"/>
      <text:p text:style-name="P1">mysql&gt; create table boats(bid int,bname varchar(20),day date);</text:p>
      <text:p text:style-name="P1">Query OK, 0 rows affected (0.36 sec)</text:p>
      <text:p text:style-name="P1"><text:soft-page-break/></text:p>
      <text:p text:style-name="P1">mysql&gt; create table reserves(sid int,bid int,day date);</text:p>
      <text:p text:style-name="P1">Query OK, 0 rows affected (0.35 sec)</text:p>
      <text:p text:style-name="P1"/>
      <text:p text:style-name="P1">mysql&gt; drop table boats;</text:p>
      <text:p text:style-name="P1">Query OK, 0 rows affected (0.22 sec)</text:p>
      <text:p text:style-name="P1"/>
      <text:p text:style-name="P1">mysql&gt; create table boats(bid int,bname varchar(20),color varchar(20)); </text:p>
      <text:p text:style-name="P1">Query OK, 0 rows affected (0.26 sec)</text:p>
      <text:p text:style-name="P1"/>
      <text:p text:style-name="P1">mysql&gt; alter table sailors add primary key(sid);</text:p>
      <text:p text:style-name="P1">Query OK, 0 rows affected (0.59 sec)</text:p>
      <text:p text:style-name="P1">Records: 0 <text:s/>Duplicates: 0 <text:s/>Warnings: 0</text:p>
      <text:p text:style-name="P1"/>
      <text:p text:style-name="P1">mysql&gt; alter table boats add primary key(bid);</text:p>
      <text:p text:style-name="P1">Query OK, 0 rows affected (0.58 sec)</text:p>
      <text:p text:style-name="P1">Records: 0 <text:s/>Duplicates: 0 <text:s/>Warnings: 0</text:p>
      <text:p text:style-name="P1"/>
      <text:p text:style-name="P1">mysql&gt; alter table reserves add foreign key(sid)referances sailors(sid);</text:p>
      <text:p text:style-name="P1">ERROR 1064 (42000): You have an error in your SQL syntax; check the manual that corresponds to your MySQL server version for the right syntax to use near 'referances sailors(sid)' at line 1</text:p>
      <text:p text:style-name="P1">mysql&gt; alter table reserves add foreign key(sid)references sailors(sid);</text:p>
      <text:p text:style-name="P1">Query OK, 0 rows affected (1.10 sec)</text:p>
      <text:p text:style-name="P1">Records: 0 <text:s/>Duplicates: 0 <text:s/>Warnings: 0</text:p>
      <text:p text:style-name="P1"/>
      <text:p text:style-name="P1">mysql&gt; alter table reserves add foreign key(bid)references boats(bid);Query OK, 0 rows affected (0.82 sec)</text:p>
      <text:p text:style-name="P1">Records: 0 <text:s/>Duplicates: 0 <text:s/>Warnings: 0</text:p>
      <text:p text:style-name="P1"/>
      <text:p text:style-name="P1">mysql&gt; alter table sailors add age real;</text:p>
      <text:p text:style-name="P1">ERROR 1060 (42S21): Duplicate column name 'age'</text:p>
      <text:p text:style-name="P1">mysql&gt; update table sailors add age real;</text:p>
      <text:p text:style-name="P1">ERROR 1064 (42000): You have an error in your SQL syntax; check the manual that corresponds to your MySQL server version for the right syntax to use near 'table sailors add age real' at line 1</text:p>
      <text:p text:style-name="P1">mysql&gt; alter table sailors modify age real;</text:p>
      <text:p text:style-name="P1">Query OK, 0 rows affected (0.76 sec)</text:p>
      <text:p text:style-name="P1">Records: 0 <text:s/>Duplicates: 0 <text:s/>Warnings: 0</text:p>
      <text:p text:style-name="P1"/>
      <text:p text:style-name="P1">mysql&gt; insert into sailors values(22,Dustin,7,45.0);</text:p>
      <text:p text:style-name="P1">ERROR 1054 (42S22): Unknown column 'Dustin' in 'field list'</text:p>
      <text:p text:style-name="P1">mysql&gt; insert into sailors values(22,'Dustin',7,45.0);</text:p>
      <text:p text:style-name="P1">Query OK, 1 row affected (0.15 sec)</text:p>
      <text:p text:style-name="P1"/>
      <text:p text:style-name="P1">mysql&gt; insert into sailors values(29,'Brutus',1,33.0);</text:p>
      <text:p text:style-name="P1">Query OK, 1 row affected (0.08 sec)</text:p>
      <text:p text:style-name="P1"/>
      <text:p text:style-name="P1">mysql&gt; insert into sailors values(31,'Lubber',8,55.5);</text:p>
      <text:p text:style-name="P1">Query OK, 1 row affected (0.06 sec)</text:p>
      <text:p text:style-name="P1"/>
      <text:p text:style-name="P1">mysql&gt; insert into sailors values(32,'Andy',8,25.5);</text:p>
      <text:p text:style-name="P1">Query OK, 1 row affected (0.09 sec)</text:p>
      <text:p text:style-name="P1"/>
      <text:p text:style-name="P1"><text:soft-page-break/>mysql&gt; insert into sailors values(58,'Rusty',10,35.0);</text:p>
      <text:p text:style-name="P1">Query OK, 1 row affected (0.04 sec)</text:p>
      <text:p text:style-name="P1"/>
      <text:p text:style-name="P1">mysql&gt; insert into sailors values(64,'Horatio',7,35.0);</text:p>
      <text:p text:style-name="P1">Query OK, 1 row affected (0.04 sec)</text:p>
      <text:p text:style-name="P1"/>
      <text:p text:style-name="P1">mysql&gt; insert into sailors values(71,'Zorba',10,16.0);</text:p>
      <text:p text:style-name="P1">Query OK, 1 row affected (0.04 sec)</text:p>
      <text:p text:style-name="P1"/>
      <text:p text:style-name="P1">mysql&gt; insert into sailors values(74,'Horatio',9,35.0);</text:p>
      <text:p text:style-name="P1">Query OK, 1 row affected (0.07 sec)</text:p>
      <text:p text:style-name="P1"/>
      <text:p text:style-name="P1">mysql&gt; insert into sailors values(85,'Art',3,25.5);</text:p>
      <text:p text:style-name="P1">Query OK, 1 row affected (0.07 sec)</text:p>
      <text:p text:style-name="P1"/>
      <text:p text:style-name="P1">mysql&gt; insert into sailors values(95,'Bob',3,63.5);</text:p>
      <text:p text:style-name="P1">Query OK, 1 row affected (0.09 sec)</text:p>
      <text:p text:style-name="P1"/>
      <text:p text:style-name="P1">mysql&gt; select * from sailors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29 | Brutus <text:s/>| <text:s text:c="5"/>1 | <text:s text:c="2"/>33 |</text:p>
      <text:p text:style-name="P1">| <text:s/>31 | Lubber <text:s/>| <text:s text:c="5"/>8 | 55.5 |</text:p>
      <text:p text:style-name="P1">| <text:s/>32 | Andy <text:s text:c="3"/>| <text:s text:c="5"/>8 | 25.5 |</text:p>
      <text:p text:style-name="P1">| <text:s/>58 | Rusty <text:s text:c="2"/>| <text:s text:c="4"/>10 | <text:s text:c="2"/>35 |</text:p>
      <text:p text:style-name="P1">| <text:s/>64 | Horatio | <text:s text:c="5"/>7 | <text:s text:c="2"/>35 |</text:p>
      <text:p text:style-name="P1">| <text:s/>71 | Zorba <text:s text:c="2"/>| <text:s text:c="4"/>10 | <text:s text:c="2"/>16 |</text:p>
      <text:p text:style-name="P1">| <text:s/>74 | Horatio | <text:s text:c="5"/>9 | <text:s text:c="2"/>35 |</text:p>
      <text:p text:style-name="P1">| <text:s/>85 | Art <text:s text:c="4"/>| <text:s text:c="5"/>3 | 25.5 |</text:p>
      <text:p text:style-name="P1">| <text:s/>95 | Bob <text:s text:c="4"/>| <text:s text:c="5"/>3 | 63.5 |</text:p>
      <text:p text:style-name="P1">+-----+---------+--------+------+</text:p>
      <text:p text:style-name="P1">10 rows in set (0.10 sec)</text:p>
      <text:p text:style-name="P1"/>
      <text:p text:style-name="P1">mysql&gt; insert into reserves values(22,101,3,'98-10-10');</text:p>
      <text:p text:style-name="P1">ERROR 1136 (21S01): Column count doesn't match value count at row 1</text:p>
      <text:p text:style-name="P1">mysql&gt; insert into reserves values(22,101,3,'1998-10-10');</text:p>
      <text:p text:style-name="P1">ERROR 1136 (21S01): Column count doesn't match value count at row 1</text:p>
      <text:p text:style-name="P1">mysql&gt; insert into reserves values(22,101,'1998-10-10');</text:p>
      <text:p text:style-name="P1">ERROR 1452 (23000): Cannot add or update a child row: a foreign key constraint fails (`ASWIN`.`reserves`, CONSTRAINT `reserves_ibfk_2` FOREIGN KEY (`bid`) REFERENCES `boats` (`bid`))</text:p>
      <text:p text:style-name="P1">mysql&gt; desc sailors;</text:p>
      <text:p text:style-name="P1">+--------+-------------+------+-----+---------+-------+</text:p>
      <text:p text:style-name="P1">| Field <text:s/>| Type <text:s text:c="7"/>| Null | Key | Default | Extra |</text:p>
      <text:p text:style-name="P1">+--------+-------------+------+-----+---------+-------+</text:p>
      <text:p text:style-name="P1">| sid <text:s text:c="3"/>| int(11) <text:s text:c="4"/>| NO <text:s text:c="2"/>| PRI | NULL <text:s text:c="3"/>| <text:s text:c="6"/>|</text:p>
      <text:p text:style-name="P1">| sname <text:s/>| varchar(20) | YES <text:s/>| <text:s text:c="4"/>| NULL <text:s text:c="3"/>| <text:s text:c="6"/>|</text:p>
      <text:p text:style-name="P1">| rating | int(5) <text:s text:c="5"/>| YES <text:s/>| <text:s text:c="4"/>| NULL <text:s text:c="3"/>| <text:s text:c="6"/>|</text:p>
      <text:p text:style-name="P1">| age <text:s text:c="3"/>| double <text:s text:c="5"/>| YES <text:s/>| <text:s text:c="4"/>| NULL <text:s text:c="3"/>| <text:s text:c="6"/>|</text:p>
      <text:p text:style-name="P1">+--------+-------------+------+-----+---------+-------+</text:p>
      <text:p text:style-name="P1"><text:soft-page-break/>4 rows in set (0.05 sec)</text:p>
      <text:p text:style-name="P1"/>
      <text:p text:style-name="P1">mysql&gt; desc reserves;</text:p>
      <text:p text:style-name="P1">+-------+---------+------+-----+---------+-------+</text:p>
      <text:p text:style-name="P1">| Field | Type <text:s text:c="3"/>| Null | Key | Default | Extra |</text:p>
      <text:p text:style-name="P1">+-------+---------+------+-----+---------+-------+</text:p>
      <text:p text:style-name="P1">| sid <text:s text:c="2"/>| int(11) | YES <text:s/>| MUL | NULL <text:s text:c="3"/>| <text:s text:c="6"/>|</text:p>
      <text:p text:style-name="P1">| bid <text:s text:c="2"/>| int(11) | YES <text:s/>| MUL | NULL <text:s text:c="3"/>| <text:s text:c="6"/>|</text:p>
      <text:p text:style-name="P1">| day <text:s text:c="2"/>| date <text:s text:c="3"/>| YES <text:s/>| <text:s text:c="4"/>| NULL <text:s text:c="3"/>| <text:s text:c="6"/>|</text:p>
      <text:p text:style-name="P1">+-------+---------+------+-----+---------+-------+</text:p>
      <text:p text:style-name="P1">3 rows in set (0.02 sec)</text:p>
      <text:p text:style-name="P1"/>
      <text:p text:style-name="P1">mysql&gt; desc boats;</text:p>
      <text:p text:style-name="P1">+-------+-------------+------+-----+---------+-------+</text:p>
      <text:p text:style-name="P1">| Field | Type <text:s text:c="7"/>| Null | Key | Default | Extra |</text:p>
      <text:p text:style-name="P1">+-------+-------------+------+-----+---------+-------+</text:p>
      <text:p text:style-name="P1">| bid <text:s text:c="2"/>| int(11) <text:s text:c="4"/>| NO <text:s text:c="2"/>| PRI | NULL <text:s text:c="3"/>| <text:s text:c="6"/>|</text:p>
      <text:p text:style-name="P1">| bname | varchar(20) | YES <text:s/>| <text:s text:c="4"/>| NULL <text:s text:c="3"/>| <text:s text:c="6"/>|</text:p>
      <text:p text:style-name="P1">| color | varchar(20) | YES <text:s/>| <text:s text:c="4"/>| NULL <text:s text:c="3"/>| <text:s text:c="6"/>|</text:p>
      <text:p text:style-name="P1">+-------+-------------+------+-----+---------+-------+</text:p>
      <text:p text:style-name="P1">3 rows in set (0.00 sec)</text:p>
      <text:p text:style-name="P1"/>
      <text:p text:style-name="P1">mysql&gt; insert into reserves values(22,101,'1998-10-10');</text:p>
      <text:p text:style-name="P1">ERROR 1452 (23000): Cannot add or update a child row: a foreign key constraint fails (`ASWIN`.`reserves`, CONSTRAINT `reserves_ibfk_2` FOREIGN KEY (`bid`) REFERENCES `boats` (`bid`))</text:p>
      <text:p text:style-name="P1">mysql&gt; insert into boat values(22,101,'1998-10-10');</text:p>
      <text:p text:style-name="P1">ERROR 1146 (42S02): Table 'ASWIN.boat' doesn't exist</text:p>
      <text:p text:style-name="P1">mysql&gt; insert into boats values(22,101,'1998-10-10');</text:p>
      <text:p text:style-name="P1">Query OK, 1 row affected (0.09 sec)</text:p>
      <text:p text:style-name="P1"/>
      <text:p text:style-name="P1">mysql&gt; select * from boats;</text:p>
      <text:p text:style-name="P1">+-----+-------+------------+</text:p>
      <text:p text:style-name="P1">| bid | bname | color <text:s text:c="5"/>|</text:p>
      <text:p text:style-name="P1">+-----+-------+------------+</text:p>
      <text:p text:style-name="P1">| <text:s/>22 | 101 <text:s text:c="2"/>| 1998-10-10 |</text:p>
      <text:p text:style-name="P1">+-----+-------+------------+</text:p>
      <text:p text:style-name="P1">1 row in set (0.00 sec)</text:p>
      <text:p text:style-name="P1"/>
      <text:p text:style-name="P1">mysql&gt; delete from boats where bid=22;</text:p>
      <text:p text:style-name="P1">Query OK, 1 row affected (0.13 sec)</text:p>
      <text:p text:style-name="P1"/>
      <text:p text:style-name="P1">mysql&gt; insert into boats values(101,'interlake','blue');</text:p>
      <text:p text:style-name="P1">Query OK, 1 row affected (0.03 sec)</text:p>
      <text:p text:style-name="P1"/>
      <text:p text:style-name="P1">mysql&gt; insert into boats values(102,'interlake','red');</text:p>
      <text:p text:style-name="P1">Query OK, 1 row affected (0.06 sec)</text:p>
      <text:p text:style-name="P1"/>
      <text:p text:style-name="P1">mysql&gt; insert into boats values(103,'Clipper','green');</text:p>
      <text:p text:style-name="P1">Query OK, 1 row affected (0.07 sec)</text:p>
      <text:p text:style-name="P1"/>
      <text:p text:style-name="P1">mysql&gt; insert into boats values(104,'marine','red');</text:p>
      <text:p text:style-name="P1"><text:soft-page-break/>Query OK, 1 row affected (0.05 sec)</text:p>
      <text:p text:style-name="P1"/>
      <text:p text:style-name="P1">mysql&gt; delete from boats where bid=103;</text:p>
      <text:p text:style-name="P1">Query OK, 1 row affected (0.04 sec)</text:p>
      <text:p text:style-name="P1"/>
      <text:p text:style-name="P1">mysql&gt; insert into boats values(103,'clipper','green');</text:p>
      <text:p text:style-name="P1">Query OK, 1 row affected (0.05 sec)</text:p>
      <text:p text:style-name="P1"/>
      <text:p text:style-name="P1">mysql&gt; select * from boats;</text:p>
      <text:p text:style-name="P1">+-----+-----------+-------+</text:p>
      <text:p text:style-name="P1">| bid | bname <text:s text:c="4"/>| color |</text:p>
      <text:p text:style-name="P1">+-----+-----------+-------+</text:p>
      <text:p text:style-name="P1">| 101 | interlake | blue <text:s/>|</text:p>
      <text:p text:style-name="P1">| 102 | interlake | red <text:s text:c="2"/>|</text:p>
      <text:p text:style-name="P1">| 103 | clipper <text:s text:c="2"/>| green |</text:p>
      <text:p text:style-name="P1">| 104 | marine <text:s text:c="3"/>| red <text:s text:c="2"/>|</text:p>
      <text:p text:style-name="P1">+-----+-----------+-------+</text:p>
      <text:p text:style-name="P1">4 rows in set (0.00 sec)</text:p>
      <text:p text:style-name="P1"/>
      <text:p text:style-name="P1">mysql&gt; insert into reserves values(22,101,'1998-10-10');</text:p>
      <text:p text:style-name="P1">Query OK, 1 row affected (0.04 sec)</text:p>
      <text:p text:style-name="P1"/>
      <text:p text:style-name="P1">mysql&gt; insert into reserves values(22,102,'1998-10-10');</text:p>
      <text:p text:style-name="P1">Query OK, 1 row affected (0.06 sec)</text:p>
      <text:p text:style-name="P1"/>
      <text:p text:style-name="P1">mysql&gt; insert into reserves values(22,103,'1998-08-10');</text:p>
      <text:p text:style-name="P1">Query OK, 1 row affected (0.07 sec)</text:p>
      <text:p text:style-name="P1"/>
      <text:p text:style-name="P1">mysql&gt; insert into reserves values(22,104,'1998-07-10');</text:p>
      <text:p text:style-name="P1">Query OK, 1 row affected (0.07 sec)</text:p>
      <text:p text:style-name="P1"/>
      <text:p text:style-name="P1">mysql&gt; insert into reserves values(31,102,'1998-10-11');</text:p>
      <text:p text:style-name="P1">Query OK, 1 row affected (0.07 sec)</text:p>
      <text:p text:style-name="P1"/>
      <text:p text:style-name="P1">mysql&gt; insert into reserves values(31,103,'1998-06-11');</text:p>
      <text:p text:style-name="P1">Query OK, 1 row affected (0.08 sec)</text:p>
      <text:p text:style-name="P1"/>
      <text:p text:style-name="P1">mysql&gt; insert into reserves values(31,104,'1998-12-11');</text:p>
      <text:p text:style-name="P1">Query OK, 1 row affected (0.04 sec)</text:p>
      <text:p text:style-name="P1"/>
      <text:p text:style-name="P1">mysql&gt; insert into reserves values(64,101,'1998-05-09');</text:p>
      <text:p text:style-name="P1">Query OK, 1 row affected (0.05 sec)</text:p>
      <text:p text:style-name="P1"/>
      <text:p text:style-name="P1">mysql&gt; insert into reserves values(64,102,'1998-08-09');</text:p>
      <text:p text:style-name="P1">Query OK, 1 row affected (0.04 sec)</text:p>
      <text:p text:style-name="P1"/>
      <text:p text:style-name="P1">mysql&gt; insert into reserves values(74,103,'1998-08-09');</text:p>
      <text:p text:style-name="P1">Query OK, 1 row affected (0.04 sec)</text:p>
      <text:p text:style-name="P1"/>
      <text:p text:style-name="P1">mysql&gt; select * drom reserves;</text:p>
      <text:p text:style-name="P1">ERROR 1064 (42000): You have an error in your SQL syntax; check the manual that corresponds to your MySQL server version for the right syntax to use near 'drom reserves' at line 1</text:p>
      <text:p text:style-name="P1"><text:soft-page-break/>mysql&gt; select * from reserves;</text:p>
      <text:p text:style-name="P1">+------+------+------------+</text:p>
      <text:p text:style-name="P1">| sid <text:s/>| bid <text:s/>| day <text:s text:c="7"/>|</text:p>
      <text:p text:style-name="P1">+------+------+------------+</text:p>
      <text:p text:style-name="P1">| <text:s text:c="2"/>22 | <text:s/>101 | 1998-10-10 |</text:p>
      <text:p text:style-name="P1">| <text:s text:c="2"/>22 | <text:s/>102 | 1998-10-10 |</text:p>
      <text:p text:style-name="P1">| <text:s text:c="2"/>22 | <text:s/>103 | 1998-08-10 |</text:p>
      <text:p text:style-name="P1">| <text:s text:c="2"/>22 | <text:s/>104 | 1998-07-10 |</text:p>
      <text:p text:style-name="P1">| <text:s text:c="2"/>31 | <text:s/>102 | 1998-10-11 |</text:p>
      <text:p text:style-name="P1">| <text:s text:c="2"/>31 | <text:s/>103 | 1998-06-11 |</text:p>
      <text:p text:style-name="P1">| <text:s text:c="2"/>31 | <text:s/>104 | 1998-12-11 |</text:p>
      <text:p text:style-name="P1">| <text:s text:c="2"/>64 | <text:s/>101 | 1998-05-09 |</text:p>
      <text:p text:style-name="P1">| <text:s text:c="2"/>64 | <text:s/>102 | 1998-08-09 |</text:p>
      <text:p text:style-name="P1">| <text:s text:c="2"/>74 | <text:s/>103 | 1998-08-09 |</text:p>
      <text:p text:style-name="P1">+------+------+------------+</text:p>
      <text:p text:style-name="P1">10 rows in set (0.00 sec)</text:p>
      <text:p text:style-name="P1"/>
      <text:p text:style-name="P1">mysql&gt; select count (distinct color)from boats;</text:p>
      <text:p text:style-name="P1">ERROR 1064 (42000): You have an error in your SQL syntax; check the manual that corresponds to your MySQL server version for the right syntax to use near 'distinct color)from boats' at line 1</text:p>
      <text:p text:style-name="P1">mysql&gt; select count(distinct color)from boats;</text:p>
      <text:p text:style-name="P1">+-----------------------+</text:p>
      <text:p text:style-name="P1">| count(distinct color) |</text:p>
      <text:p text:style-name="P1">+-----------------------+</text:p>
      <text:p text:style-name="P1">| <text:s text:c="20"/>3 |</text:p>
      <text:p text:style-name="P1">+-----------------------+</text:p>
      <text:p text:style-name="P1">1 row in set (0.13 sec)</text:p>
      <text:p text:style-name="P1"/>
      <text:p text:style-name="P1">mysql&gt; select sailors.* from sailors,reserves where sailors.sid=reserves.sid and reserve.bid=101;</text:p>
      <text:p text:style-name="P1">ERROR 1054 (42S22): Unknown column 'reserve.bid' in 'where clause'</text:p>
      <text:p text:style-name="P1">mysql&gt; select sailors.* from sailors,reserves where sailors.sid=reserves.sid and reserves.bid=101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| <text:s/>64 | Horatio | <text:s text:c="5"/>7 | <text:s text:c="2"/>35 |</text:p>
      <text:p text:style-name="P1">+-----+---------+--------+------+</text:p>
      <text:p text:style-name="P1">2 rows in set (0.04 sec)</text:p>
      <text:p text:style-name="P1"/>
      <text:p text:style-name="P1">mysql&gt; select * from sailors where sid in(select sid from reserve whre</text:p>
      <text:p text:style-name="P1">bid=101);</text:p>
      <text:p text:style-name="P1">ERROR 1064 (42000): You have an error in your SQL syntax; check the manual that corresponds to your MySQL server version for the right syntax to use near 'bid=101)' at line 1</text:p>
      <text:p text:style-name="P1">mysql&gt; select * from sailors where sid in(select sid from reserves whre</text:p>
      <text:p text:style-name="P1"><text:s/>bid=101);</text:p>
      <text:p text:style-name="P1">ERROR 1064 (42000): You have an error in your SQL syntax; check the manual that corresponds to your MySQL server version for the right syntax to use near 'bid=101)' at line 1</text:p>
      <text:p text:style-name="P1">mysql&gt; select * from sailors where sid in(select sid from reserves where bid=101);</text:p>
      <text:p text:style-name="P1">+-----+---------+--------+------+</text:p>
      <text:p text:style-name="P1">| sid | sname <text:s text:c="2"/>| rating | age <text:s/>|</text:p>
      <text:p text:style-name="P1">+-----+---------+--------+------+</text:p>
      <text:p text:style-name="P1">| <text:s/>22 | Dustin <text:s/>| <text:s text:c="5"/>7 | <text:s text:c="2"/>45 |</text:p>
      <text:p text:style-name="P1"><text:soft-page-break/>| <text:s/>64 | Horatio | <text:s text:c="5"/>7 | <text:s text:c="2"/>35 |</text:p>
      <text:p text:style-name="P1">+-----+---------+--------+------+</text:p>
      <text:p text:style-name="P1">2 rows in set (0.07 sec)</text:p>
      <text:p text:style-name="P1"/>
      <text:p text:style-name="P1">mysql&gt; select name from sailors s,reserves r where s.sid=r.sid;</text:p>
      <text:p text:style-name="P1">ERROR 1054 (42S22): Unknown column 'name' in 'field list'</text:p>
      <text:p text:style-name="P1">mysql&gt; select name sfrom sailors s,reserves r where s.sid = r.sid;</text:p>
      <text:p text:style-name="P1">ERROR 1064 (42000): You have an error in your SQL syntax; check the manual that corresponds to your MySQL server version for the right syntax to use near 'sailors s,reserves r where s.sid = r.sid' at line 1</text:p>
      <text:p text:style-name="P1">mysql&gt; select sname from sailors s,reserves r where s.sid = r.sid;</text:p>
      <text:p text:style-name="P1">+---------+</text:p>
      <text:p text:style-name="P1">| sname <text:s text:c="2"/>|</text:p>
      <text:p text:style-name="P1">+---------+</text:p>
      <text:p text:style-name="P1">| Dustin <text:s/>|</text:p>
      <text:p text:style-name="P1">| Dustin <text:s/>|</text:p>
      <text:p text:style-name="P1">| Dustin <text:s/>|</text:p>
      <text:p text:style-name="P1">| Dustin <text:s/>|</text:p>
      <text:p text:style-name="P1">| Lubber <text:s/>|</text:p>
      <text:p text:style-name="P1">| Lubber <text:s/>|</text:p>
      <text:p text:style-name="P1">| Lubber <text:s/>|</text:p>
      <text:p text:style-name="P1">| Horatio |</text:p>
      <text:p text:style-name="P1">| Horatio |</text:p>
      <text:p text:style-name="P1">| Horatio |</text:p>
      <text:p text:style-name="P1">+---------+</text:p>
      <text:p text:style-name="P1">10 rows in set (0.00 sec)</text:p>
      <text:p text:style-name="P1"/>
      <text:p text:style-name="P1">mysql&gt; select sname,age from sailors where sid in(select sid from reserves,boats where reserve.bid=boats.bid and color='red')order by age;</text:p>
      <text:p text:style-name="P1">ERROR 1054 (42S22): Unknown column 'reserve.bid' in 'where clause'</text:p>
      <text:p text:style-name="P1">mysql&gt; select sname,age from sailors where sid in(select sid from reserves,boats where reserves.bid=boats.bid and color='red')order by age;</text:p>
      <text:p text:style-name="P1">+---------+------+</text:p>
      <text:p text:style-name="P1">| sname <text:s text:c="2"/>| age <text:s/>|</text:p>
      <text:p text:style-name="P1">+---------+------+</text:p>
      <text:p text:style-name="P1">| Horatio | <text:s text:c="2"/>35 |</text:p>
      <text:p text:style-name="P1">| Dustin <text:s/>| <text:s text:c="2"/>45 |</text:p>
      <text:p text:style-name="P1">| Lubber <text:s/>| 55.5 |</text:p>
      <text:p text:style-name="P1">+---------+------+</text:p>
      <text:p text:style-name="P1">3 rows in set (0.04 sec)</text:p>
      <text:p text:style-name="P1"/>
      <text:p text:style-name="P1">mysql&gt; select b.bname,s.sname from boats b inner join sailors s on b.bid=s.sid;</text:p>
      <text:p text:style-name="P1">Empty set (0.02 sec)</text:p>
      <text:p text:style-name="P1"/>
      <text:p text:style-name="P1">mysql&gt; select s.name,b.name from boats b inner join reserves r on b.bid=r.bid join sailors s on s.sid=r.sid;</text:p>
      <text:p text:style-name="P1">ERROR 1054 (42S22): Unknown column 's.name' in 'field list'</text:p>
      <text:p text:style-name="P1">mysql&gt; select s.sname,b.bname from boats b inner join reserves r on b.bid=r.bid join sailors s on s.sid=r.sid;</text:p>
      <text:p text:style-name="P1">+---------+-----------+</text:p>
      <text:p text:style-name="P1">| sname <text:s text:c="2"/>| bname <text:s text:c="4"/>|</text:p>
      <text:p text:style-name="P1">+---------+-----------+</text:p>
      <text:p text:style-name="P1"><text:soft-page-break/>| Dustin <text:s/>| interlake |</text:p>
      <text:p text:style-name="P1">| Horatio | interlake |</text:p>
      <text:p text:style-name="P1">| Dustin <text:s/>| interlake |</text:p>
      <text:p text:style-name="P1">| Lubber <text:s/>| interlake |</text:p>
      <text:p text:style-name="P1">| Horatio | interlake |</text:p>
      <text:p text:style-name="P1">| Dustin <text:s/>| clipper <text:s text:c="2"/>|</text:p>
      <text:p text:style-name="P1">| Lubber <text:s/>| clipper <text:s text:c="2"/>|</text:p>
      <text:p text:style-name="P1">| Horatio | clipper <text:s text:c="2"/>|</text:p>
      <text:p text:style-name="P1">| Dustin <text:s/>| marine <text:s text:c="3"/>|</text:p>
      <text:p text:style-name="P1">| Lubber <text:s/>| marine <text:s text:c="3"/>|</text:p>
      <text:p text:style-name="P1">+---------+-----------+</text:p>
      <text:p text:style-name="P1">10 rows in set (0.00 sec)</text:p>
      <text:p text:style-name="P1"/>
      <text:p text:style-name="P1">mysql&gt; select distinct s.sid,s.sname from sailors s,reserves R1,reserves R2 where s.sid=R1.sid and s.sid=R2.sid and R1.day=R2.day and R1.bid&lt;&gt;R2.bid;</text:p>
      <text:p text:style-name="P1">+-----+--------+</text:p>
      <text:p text:style-name="P1">| sid | sname <text:s/>|</text:p>
      <text:p text:style-name="P1">+-----+--------+</text:p>
      <text:p text:style-name="P1">| <text:s/>22 | Dustin |</text:p>
      <text:p text:style-name="P1">+-----+--------+</text:p>
      <text:p text:style-name="P1">1 row in set (0.14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2T16:11:12.033519890</meta:creation-date>
    <dc:date>2024-03-12T16:11:37.637238986</dc:date>
    <meta:editing-duration>PT26S</meta:editing-duration>
    <meta:editing-cycles>1</meta:editing-cycles>
    <meta:document-statistic meta:table-count="0" meta:image-count="0" meta:object-count="0" meta:page-count="10" meta:paragraph-count="387" meta:word-count="2942" meta:character-count="18221" meta:non-whitespace-character-count="15021"/>
    <meta:generator>LibreOffice/5.1.6.2$Linux_X86_64 LibreOffice_project/10m0$Build-2</meta:generator>
  </office:meta>
</office:document-meta>
</file>